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sts by Month</text:p>
          </table:table-cell>
          <table:table-cell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Utilitie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cedental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at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nging ou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hool stuf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ooz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80" calcext:value-type="float">
            <text:p>1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6:11:06.443201715</meta:creation-date>
    <meta:generator>LibreOffice/7.4.6.2$Linux_X86_64 LibreOffice_project/40$Build-2</meta:generator>
    <dc:date>2023-04-29T18:39:17.014745499</dc:date>
    <meta:editing-duration>PT2H28M11S</meta:editing-duration>
    <meta:editing-cycles>1</meta:editing-cycles>
    <meta:document-statistic meta:table-count="1" meta:cell-count="25" meta:object-count="0"/>
  </office:meta>
</office:document-meta>
</file>